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Design Report Project 1</text:p>
      <text:p text:style-name="Standard"/>
      <text:p text:style-name="Standard">Our program is all run through our base module Base.py. Through this user and password data is established and a selection of task is preformed. Each major task required of us was then sectioned off into a separate module, P1,P2,P3,P4, and P5. These correspond directly with the problems of the assignment. Each takes conString from Base.py as a variable.</text:p>
      <text:p text:style-name="Standard"/>
      <text:p text:style-name="Standard">P1. Deals with Registering a new vehicle. Also has sub classes to handle searching if vehicle is already registered and another to determine if a person exists in the database.</text:p>
      <text:p text:style-name="Standard"/>
      <text:p text:style-name="Standard">P2. Only one method, AutoTransaction(conString), which proceeds with registering a vehicle sale. Will check if both the vehicle and buyer are registered. If the buyer is not registered it will hand off to P3 to register the person before continuing.</text:p>
      <text:p text:style-name="Standard"/>
      <text:p text:style-name="Standard">P3. Primary Method is DriverLiRegis(conString), which will register a new drivers license. If the person does not exist it will also handle registering the person in the database via regPerson method.</text:p>
      <text:p text:style-name="Standard"/>
      <text:p text:style-name="Standard">P4. The primary method violation first determines the primary owner of a vehicle then passes that information onto record to create the appropriate sql statements to create a new ticket. These statements are then passed back to violation to be executed.</text:p>
      <text:p text:style-name="Standard"/>
      <text:p text:style-name="Standard">P5. The main search_engine method makes calls to the corresponding search_option based on user input. Once the option requirements are fulfilled the statements are returned to search_engine for exec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Carroll</meta:initial-creator>
    <meta:creation-date>2015-03-25T18:15:44</meta:creation-date>
    <dc:date>2015-03-27T13:24:09</dc:date>
    <dc:creator>Nicholas Carroll</dc:creator>
    <meta:editing-duration>PT10M34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7" meta:word-count="234" meta:character-count="1465" meta:non-whitespace-character-count="1233"/>
  </office:meta>
</office:document-meta>
</file>